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12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9.ttf" manifest:media-type="application/x-font-ttf"/>
  <manifest:file-entry manifest:full-path="Fonts/font8.ttf" manifest:media-type="application/x-font-ttf"/>
  <manifest:file-entry manifest:full-path="Fonts/font10.ttf" manifest:media-type="application/x-font-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ans Serif1" svg:font-family="'CMU Sans Serif'" style:font-pitch="variable">
      <svg:font-face-src>
        <svg:font-face-uri xlink:href="Fonts/font1.ttf" xlink:type="simple">
          <svg:font-face-format svg:string="truetype"/>
        </svg:font-face-uri>
      </svg:font-face-src>
    </style:font-face>
    <style:font-face style:name="CMU Sans Serif" svg:font-family="'CMU Sans Serif'" style:font-adornments="Standard" style:font-pitch="variable">
      <svg:font-face-src>
        <svg:font-face-uri xlink:href="Fonts/font1.ttf" xlink:type="simple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DejaVu Sans" svg:font-family="'DejaVu Sans'" style:font-family-generic="system" style:font-pitch="variable">
      <svg:font-face-src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</svg:font-face-src>
    </style:font-face>
    <style:font-face style:name="Lohit Devanagari" svg:font-family="'Lohit Devanagari'" style:font-family-generic="system" style:font-pitch="variable">
      <svg:font-face-src>
        <svg:font-face-uri xlink:href="Fonts/font12.ttf" xlink:type="simple">
          <svg:font-face-format svg:string="truetype"/>
        </svg:font-face-uri>
      </svg:font-face-src>
    </style:font-face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863cm" fo:min-width="1.345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864cm" fo:min-width="1.34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true" fo:min-height="0cm" fo:min-width="0cm" fo:wrap-option="wrap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864cm" fo:min-width="1.345cm" fo:wrap-option="wrap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horizontal-align="left" draw:textarea-vertical-align="middle" draw:fit-to-size="shrink-to-fit" fo:padding-right="-0.1cm"/>
    </style:style>
    <style:style style:name="gr8" style:family="graphic" style:parent-style-name="objectwithoutfill">
      <style:graphic-properties draw:marker-end="Arrow" draw:marker-end-width="0.3cm" draw:fill="none" draw:textarea-horizontal-align="right" draw:textarea-vertical-align="top" fo:padding-right="-0.9cm"/>
    </style:style>
    <style:style style:name="P1" style:family="paragraph">
      <style:paragraph-properties fo:text-align="center"/>
      <style:text-properties style:font-name="CMU Sans Serif1" fo:font-size="8pt" style:font-size-asian="8pt" style:font-size-complex="8pt"/>
    </style:style>
    <style:style style:name="P2" style:family="paragraph">
      <loext:graphic-properties draw:fill="none"/>
      <style:paragraph-properties fo:text-align="center"/>
      <style:text-properties style:font-name="CMU Sans Serif1" fo:font-size="8pt" style:font-size-asian="8pt" style:font-size-complex="8pt"/>
    </style:style>
    <style:style style:name="P3" style:family="paragraph">
      <style:paragraph-properties fo:text-align="center"/>
      <style:text-properties style:font-name="CMU Sans Serif1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none"/>
      <style:paragraph-properties fo:margin-left="0cm" fo:margin-right="1cm" fo:margin-top="1cm" fo:margin-bottom="1cm" fo:text-align="center" fo:text-indent="0cm" style:writing-mode="lr-tb"/>
      <style:text-properties style:font-name="CMU Sans Serif" fo:font-size="8pt" fo:font-weight="normal" style:font-size-asian="18pt" style:font-weight-asian="normal" style:font-size-complex="18pt"/>
    </style:style>
    <style:style style:name="P6" style:family="paragraph">
      <style:paragraph-properties fo:margin-left="0cm" fo:margin-right="1cm" fo:margin-top="1cm" fo:margin-bottom="1cm" fo:text-align="center" fo:text-indent="0cm" style:writing-mode="lr-tb"/>
      <style:text-properties style:font-name="CMU Sans Serif" fo:font-size="8pt" fo:font-weight="normal" style:font-size-asian="18pt" style:font-weight-asian="normal" style:font-size-complex="18pt"/>
    </style:style>
    <style:style style:name="T1" style:family="text">
      <style:text-properties style:font-name="CMU Sans Serif1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2.609cm" svg:height="1.573cm" svg:x="1.091cm" svg:y="2.6cm">
          <text:p text:style-name="P1"><text:span text:style-name="T1">Array allokieren und </text:span></text:p>
          <text:p text:style-name="P1"><text:span text:style-name="T1">initialisier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2.609cm" svg:height="1.574cm" svg:x="6.046cm" svg:y="2.6cm">
          <text:p text:style-name="P3"><text:span text:style-name="T1">poll(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4" draw:id="id4" draw:layer="layout" svg:width="2.609cm" svg:height="1.574cm" svg:x="9.8cm" svg:y="9.026cm">
          <text:p text:style-name="P4"><text:span text:style-name="T1">Job neustart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2.609cm" svg:height="0.815cm" svg:x="9.791cm" svg:y="5.38cm">
          <text:p text:style-name="P1"><text:span text:style-name="T1">FD find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" draw:id="id5" draw:layer="layout" svg:width="2.609cm" svg:height="1.574cm" svg:x="6.046cm" svg:y="7.526cm">
          <text:p text:style-name="P3"><text:span text:style-name="T1">Daten lesen und in Queue schreibe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5" draw:layer="layout" draw:type="curve" svg:x1="3.7cm" svg:y1="3.387cm" svg:x2="6.046cm" svg:y2="3.387cm" draw:start-shape="id1" draw:start-glue-point="10" draw:end-shape="id2" draw:end-glue-point="6" svg:d="M3700 3387h2346" svg:viewBox="0 0 2347 1">
          <text:p/>
        </draw:connector>
        <draw:connector draw:style-name="gr6" draw:text-style-name="P5" draw:layer="layout" draw:type="curve" svg:x1="8.655cm" svg:y1="3.387cm" svg:x2="11.096cm" svg:y2="5.38cm" draw:start-shape="id2" draw:start-glue-point="10" draw:end-shape="id3" draw:end-glue-point="4" svg:d="M8655 3387c1628 0 2441 664 2441 1993" svg:viewBox="0 0 2442 1994">
          <text:p text:style-name="P6">erfolgreich</text:p>
        </draw:connector>
        <draw:connector draw:style-name="gr7" draw:text-style-name="P5" draw:layer="layout" draw:type="curve" svg:x1="11.095cm" svg:y1="6.195cm" svg:x2="11.105cm" svg:y2="9.026cm" draw:start-shape="id3" draw:end-shape="id4" draw:end-glue-point="4" svg:d="M11095 6195c0 2124 10 709 10 2831" svg:viewBox="0 0 11 2832">
          <text:p text:style-name="P6">Wenn Notification</text:p>
        </draw:connector>
        <draw:connector draw:style-name="gr6" draw:text-style-name="P5" draw:layer="layout" draw:type="curve" svg:x1="11.096cm" svg:y1="6.195cm" svg:x2="8.655cm" svg:y2="8.313cm" draw:start-shape="id3" draw:start-glue-point="8" draw:end-shape="id5" draw:end-glue-point="10" svg:d="M11096 6195c0 1412-813 2118-2441 2118" svg:viewBox="0 0 2442 2119">
          <text:p text:style-name="P6">Wenn TUN-Adapter</text:p>
        </draw:connector>
        <draw:connector draw:style-name="gr5" draw:text-style-name="P5" draw:layer="layout" draw:type="curve" svg:x1="6.046cm" svg:y1="8.313cm" svg:x2="9.8cm" svg:y2="9.813cm" draw:start-shape="id5" draw:start-glue-point="6" draw:end-shape="id4" draw:end-glue-point="6" svg:d="M6046 8313c-753 0-2630 1500 3754 1500" svg:viewBox="0 0 4604 1501">
          <text:p/>
        </draw:connector>
        <draw:connector draw:style-name="gr8" draw:text-style-name="P5" draw:layer="layout" draw:type="curve" svg:x1="8.655cm" svg:y1="3.387cm" svg:x2="12.409cm" svg:y2="9.813cm" draw:start-shape="id2" draw:start-glue-point="10" draw:end-shape="id4" draw:end-glue-point="10" svg:d="M8655 3387c6382 0 4505 6426 3754 6426" svg:viewBox="0 0 4602 6427">
          <text:p text:style-name="P6">Wenn Fehler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ans Serif1" svg:font-family="'CMU Sans Serif'" style:font-pitch="variable"/>
    <style:font-face style:name="CMU Sans Serif" svg:font-family="'CMU Sans Serif'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el Kuntze</meta:initial-creator>
    <meta:creation-date>2016-08-25T20:53:04.128638808</meta:creation-date>
    <meta:editing-cycles>4</meta:editing-cycles>
    <meta:editing-duration>PT45M43S</meta:editing-duration>
    <dc:date>2016-08-25T22:07:45.170564950</dc:date>
    <dc:creator>Noel Kuntze</dc:creator>
    <meta:generator>LibreOffice/5.2.0.4$Linux_X86_64 LibreOffice_project/20m0$Build-4</meta:generator>
    <meta:document-statistic meta:object-count="11"/>
  </office:meta>
</office:document-meta>
</file>